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3" style:family="graphic" style:parent-style-name="objectwithoutfill">
      <style:graphic-properties draw:fill="none" draw:fill-color="#ffffff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461cm" svg:height="2.794cm" svg:x="3.667cm" svg:y="3.286cm">
          <text:p text:style-name="P1">Time Dela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461cm" svg:height="2.921cm" svg:x="3.524cm" svg:y="8.111cm">
          <text:p text:style-name="P1">Broadcast</text:p>
          <text:p text:style-name="P1">Certificates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334cm" svg:y1="6.08cm" svg:x2="6.334cm" svg:y2="8.239cm">
          <text:p/>
        </draw:line>
        <draw:line draw:style-name="gr3" draw:text-style-name="P1" draw:layer="layout" svg:x1="6.334cm" svg:y1="11.033cm" svg:x2="6.334cm" svg:y2="12.303cm">
          <text:p/>
        </draw:line>
        <draw:line draw:style-name="gr3" draw:text-style-name="P1" draw:layer="layout" svg:x1="6.334cm" svg:y1="12.303cm" svg:x2="10.779cm" svg:y2="12.303cm">
          <text:p/>
        </draw:line>
        <draw:line draw:style-name="gr3" draw:text-style-name="P1" draw:layer="layout" svg:x1="10.779cm" svg:y1="12.303cm" svg:x2="10.779cm" svg:y2="2.016cm">
          <text:p/>
        </draw:line>
        <draw:line draw:style-name="gr3" draw:text-style-name="P1" draw:layer="layout" svg:x1="10.779cm" svg:y1="2.016cm" svg:x2="6.334cm" svg:y2="2.016cm">
          <text:p/>
        </draw:line>
        <draw:line draw:style-name="gr2" draw:text-style-name="P1" draw:layer="layout" svg:x1="6.334cm" svg:y1="2.016cm" svg:x2="6.334cm" svg:y2="3.41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.97cm" fo:page-height="13.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ter Chapin</meta:initial-creator>
    <meta:creation-date>2011-09-15T19:32:32.73</meta:creation-date>
    <dc:date>2011-09-15T19:38:18.63</dc:date>
    <dc:creator>Peter Chapin</dc:creator>
    <meta:editing-duration>PT5M46S</meta:editing-duration>
    <meta:editing-cycles>1</meta:editing-cycles>
    <meta:document-statistic meta:object-count="8"/>
    <meta:generator>LibreOffice/3.4$Win32 LibreOffice_project/340m1$Build-203</meta:generator>
  </office:meta>
</office:document-meta>
</file>